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696cm" svg:height="9.748cm" svg:x="12.461cm" svg:y="0.505cm">
            <draw:object draw:notify-on-update-of-ranges="results.A1:results.A1 results.B1:results.C1 results.A2:results.A2 results.B2:results.C2 results.A3:results.A3 results.B3:results.C3 results.A4:results.A4 results.B4:results.C4 results.A5:results.A5 results.B5:results.C5 results.A6:results.A6 results.B6:results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316cm" svg:height="9.748cm" svg:x="28.874cm" svg:y="0.479cm">
            <draw:object draw:notify-on-update-of-ranges="results.A8:results.A8 results.B8:results.C8 results.A9:results.A9 results.B9:results.C9 results.A10:results.A10 results.B10:results.C10 results.A11:results.A11 results.B11:results.C11 results.A12:results.A12 results.B12:results.C12 results.A13:results.A13 results.B13:results.C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18cm" svg:height="9.722cm" svg:x="12.835cm" svg:y="10.731cm">
            <draw:object draw:notify-on-update-of-ranges="results.A15:results.A15 results.B15:results.D15 results.A16:results.A16 results.B16:results.D16 results.A17:results.A17 results.B17:results.D17 results.A18:results.A18 results.B18:results.D18 results.A19:results.A19 results.B19:results.D19 results.A20:results.A20 results.B20:results.D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5cm" svg:height="9.005cm" svg:x="30.59cm" svg:y="11.236cm">
            <draw:object draw:notify-on-update-of-ranges="results.A22:results.A22 results.B22:results.D22 results.A23:results.A23 results.B23:results.D23 results.A24:results.A24 results.B24:results.D24 results.A25:results.A25 results.B25:results.D25 results.A26:results.A26 results.B26:results.D26 results.A27:results.A27 results.B27:results.D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5cm" svg:height="9.005cm" svg:x="13.44cm" svg:y="21.568cm">
            <draw:object draw:notify-on-update-of-ranges="results.A29:results.A29 results.B29:results.D29 results.A30:results.A30 results.B30:results.D30 results.A31:results.A31 results.B31:results.D31 results.A32:results.A32 results.B32:results.D32 results.A33:results.A33 results.B33:results.D33 results.A34:results.A34 results.B34:results.D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Simple <text:s text:c="4"/></text:p>
          </table:table-cell>
          <table:table-cell office:value-type="string" calcext:value-type="string">
            <text:p><text:s/>insert</text:p>
          </table:table-cell>
          <table:table-cell office:value-type="string" calcext:value-type="string">
            <text:p><text:s/>query</text:p>
          </table:table-cell>
          <table:table-cell/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1234" calcext:value-type="float">
            <text:p>1234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1537" calcext:value-type="float">
            <text:p>1537</text:p>
          </table:table-cell>
          <table:table-cell office:value-type="float" office:value="1267" calcext:value-type="float">
            <text:p>1267</text:p>
          </table:table-cell>
          <table:table-cell/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5557" calcext:value-type="float">
            <text:p>5557</text:p>
          </table:table-cell>
          <table:table-cell office:value-type="float" office:value="1379" calcext:value-type="float">
            <text:p>1379</text:p>
          </table:table-cell>
          <table:table-cell/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883" calcext:value-type="float">
            <text:p>883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1862" calcext:value-type="float">
            <text:p>1862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mplex <text:s text:c="3"/></text:p>
          </table:table-cell>
          <table:table-cell office:value-type="string" calcext:value-type="string">
            <text:p><text:s/>insert</text:p>
          </table:table-cell>
          <table:table-cell office:value-type="string" calcext:value-type="string">
            <text:p><text:s/>query</text:p>
          </table:table-cell>
          <table:table-cell/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729" calcext:value-type="float">
            <text:p>729</text:p>
          </table:table-cell>
          <table:table-cell office:value-type="float" office:value="667" calcext:value-type="float">
            <text:p>667</text:p>
          </table:table-cell>
          <table:table-cell/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911" calcext:value-type="float">
            <text:p>911</text:p>
          </table:table-cell>
          <table:table-cell office:value-type="float" office:value="1387" calcext:value-type="float">
            <text:p>1387</text:p>
          </table:table-cell>
          <table:table-cell/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3211" calcext:value-type="float">
            <text:p>3211</text:p>
          </table:table-cell>
          <table:table-cell office:value-type="float" office:value="1633" calcext:value-type="float">
            <text:p>1633</text:p>
          </table:table-cell>
          <table:table-cell/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574" calcext:value-type="float">
            <text:p>574</text:p>
          </table:table-cell>
          <table:table-cell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1400" calcext:value-type="float">
            <text:p>1400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ny <text:s text:c="6"/></text:p>
          </table:table-cell>
          <table:table-cell office:value-type="string" calcext:value-type="string">
            <text:p><text:s/>query/N=10</text:p>
          </table:table-cell>
          <table:table-cell office:value-type="string" calcext:value-type="string">
            <text:p><text:s/>query/N=100</text:p>
          </table:table-cell>
          <table:table-cell office:value-type="string" calcext:value-type="string">
            <text:p><text:s/>query/N=1000</text:p>
          </table:table-cell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rge <text:s text:c="5"/></text:p>
          </table:table-cell>
          <table:table-cell office:value-type="string" calcext:value-type="string">
            <text:p><text:s/>query/N=50000</text:p>
          </table:table-cell>
          <table:table-cell office:value-type="string" calcext:value-type="string">
            <text:p><text:s/>query/N=100000</text:p>
          </table:table-cell>
          <table:table-cell office:value-type="string" calcext:value-type="string">
            <text:p><text:s/>query/N=200000</text:p>
          </table:table-cell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197" calcext:value-type="float">
            <text:p>197</text:p>
          </table:table-cell>
          <table:table-cell office:value-type="float" office:value="346" calcext:value-type="float">
            <text:p>346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168" calcext:value-type="float">
            <text:p>168</text:p>
          </table:table-cell>
          <table:table-cell office:value-type="float" office:value="290" calcext:value-type="float">
            <text:p>29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276" calcext:value-type="float">
            <text:p>276</text:p>
          </table:table-cell>
          <table:table-cell office:value-type="float" office:value="514" calcext:value-type="float">
            <text:p>51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519" calcext:value-type="float">
            <text:p>519</text:p>
          </table:table-cell>
          <table:table-cell office:value-type="float" office:value="1085" calcext:value-type="float">
            <text:p>1085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552" calcext:value-type="float">
            <text:p>552</text:p>
          </table:table-cell>
          <table:table-cell office:value-type="float" office:value="1071" calcext:value-type="float">
            <text:p>1071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current </text:p>
          </table:table-cell>
          <table:table-cell office:value-type="string" calcext:value-type="string">
            <text:p><text:s/>query/N=2</text:p>
          </table:table-cell>
          <table:table-cell office:value-type="string" calcext:value-type="string">
            <text:p><text:s/>query/N=4</text:p>
          </table:table-cell>
          <table:table-cell office:value-type="string" calcext:value-type="string">
            <text:p><text:s/>query/N=8</text:p>
          </table:table-cell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692" calcext:value-type="float">
            <text:p>692</text:p>
          </table:table-cell>
          <table:table-cell office:value-type="float" office:value="1100" calcext:value-type="float">
            <text:p>1100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1516" calcext:value-type="float">
            <text:p>1516</text:p>
          </table:table-cell>
          <table:table-cell office:value-type="float" office:value="1840" calcext:value-type="float">
            <text:p>1840</text:p>
          </table:table-cell>
          <table:table-cell office:value-type="float" office:value="3483" calcext:value-type="float">
            <text:p>3483</text:p>
          </table:table-cell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2889" calcext:value-type="float">
            <text:p>2889</text:p>
          </table:table-cell>
          <table:table-cell office:value-type="float" office:value="7144" calcext:value-type="float">
            <text:p>7144</text:p>
          </table:table-cell>
          <table:table-cell office:value-type="float" office:value="18674" calcext:value-type="float">
            <text:p>18674</text:p>
          </table:table-cell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854" calcext:value-type="float">
            <text:p>854</text:p>
          </table:table-cell>
          <table:table-cell office:value-type="float" office:value="1411" calcext:value-type="float">
            <text:p>1411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367" calcext:value-type="float">
            <text:p>367</text:p>
          </table:table-cell>
          <table:table-cell office:value-type="float" office:value="646" calcext:value-type="float">
            <text:p>646</text:p>
          </table:table-cell>
          <table:table-cell office:value-type="float" office:value="1140" calcext:value-type="float">
            <text:p>11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9T18:15:09.211695222</dc:date>
    <meta:editing-duration>PT14M8S</meta:editing-duration>
    <meta:editing-cycles>3</meta:editing-cycles>
    <meta:generator>LibreOffice/7.4.7.2$Linux_X86_64 LibreOffice_project/40$Build-2</meta:generator>
    <meta:document-statistic meta:table-count="1" meta:cell-count="108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97cm" svg:height="9.749cm" xlink:href=".." xlink:type="simple" chart:class="chart:bar" chart:style-name="ch1">
        <chart:title svg:x="7.09cm" svg:y="0.33cm" chart:style-name="ch2">
          <text:p>Simple</text:p>
        </chart:title>
        <chart:legend chart:legend-position="end" svg:x="13.196cm" svg:y="3.579cm" style:legend-expansion="high" chart:style-name="ch3"/>
        <chart:plot-area chart:style-name="ch4" table:cell-range-address="results.A1:results.C6" chart:data-source-has-labels="both" svg:x="0.313cm" svg:y="1.303cm" svg:width="12.57cm" svg:height="8.252cm">
          <chart:coordinate-region svg:x="1.305cm" svg:y="1.503cm" svg:width="11.578cm" svg:height="7.405cm"/>
          <chart:axis chart:dimension="x" chart:name="primary-x" chart:style-name="ch5" chartooo:axis-type="auto">
            <chartooo:date-scale/>
            <chart:categories table:cell-range-address="results.B1:results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:results.C2" chart:label-cell-address="results.A2:results.A2" chart:class="chart:bar">
            <chart:data-point chart:repeated="2"/>
          </chart:series>
          <chart:series chart:style-name="ch9" chart:values-cell-range-address="results.B3:results.C3" chart:label-cell-address="results.A3:results.A3" chart:class="chart:bar">
            <chart:data-point chart:repeated="2"/>
          </chart:series>
          <chart:series chart:style-name="ch10" chart:values-cell-range-address="results.B4:results.C4" chart:label-cell-address="results.A4:results.A4" chart:class="chart:bar">
            <chart:data-point chart:repeated="2"/>
          </chart:series>
          <chart:series chart:style-name="ch11" chart:values-cell-range-address="results.B5:results.C5" chart:label-cell-address="results.A5:results.A5" chart:class="chart:bar">
            <chart:data-point chart:repeated="2"/>
          </chart:series>
          <chart:series chart:style-name="ch12" chart:values-cell-range-address="results.B6:results.C6" chart:label-cell-address="results.A6:results.A6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</text:p>
                <draw:g>
                  <svg:desc>results.B1:results.C1</svg:desc>
                </draw:g>
              </table:table-cell>
              <table:table-cell office:value-type="string">
                <text:p> query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2:results.A2</svg:desc>
                </draw:g>
              </table:table-cell>
              <table:table-cell office:value-type="float" office:value="1234">
                <text:p>1234</text:p>
                <draw:g>
                  <svg:desc>results.B2:results.C2</svg:desc>
                </draw:g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mattn      </text:p>
                <draw:g>
                  <svg:desc>results.A3:results.A3</svg:desc>
                </draw:g>
              </table:table-cell>
              <table:table-cell office:value-type="float" office:value="1537">
                <text:p>1537</text:p>
                <draw:g>
                  <svg:desc>results.B3:results.C3</svg:desc>
                </draw:g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modernc    </text:p>
                <draw:g>
                  <svg:desc>results.A4:results.A4</svg:desc>
                </draw:g>
              </table:table-cell>
              <table:table-cell office:value-type="float" office:value="5557">
                <text:p>5557</text:p>
                <draw:g>
                  <svg:desc>results.B4:results.C4</svg:desc>
                </draw:g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sqinn      </text:p>
                <draw:g>
                  <svg:desc>results.A5:results.A5</svg:desc>
                </draw:g>
              </table:table-cell>
              <table:table-cell office:value-type="float" office:value="883">
                <text:p>883</text:p>
                <draw:g>
                  <svg:desc>results.B5:results.C5</svg:desc>
                </draw:g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zombie</text:p>
                <draw:g>
                  <svg:desc>results.A6:results.A6</svg:desc>
                </draw:g>
              </table:table-cell>
              <table:table-cell office:value-type="float" office:value="1862">
                <text:p>1862</text:p>
                <draw:g>
                  <svg:desc>results.B6:results.C6</svg:desc>
                </draw:g>
              </table:table-cell>
              <table:table-cell office:value-type="float" office:value="325">
                <text:p>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317cm" svg:height="9.749cm" xlink:href=".." xlink:type="simple" chart:class="chart:bar" chart:style-name="ch1">
        <chart:title svg:x="7.702cm" svg:y="0.33cm" chart:style-name="ch2">
          <text:p>Complex</text:p>
        </chart:title>
        <chart:legend chart:legend-position="end" svg:x="14.816cm" svg:y="3.579cm" style:legend-expansion="high" chart:style-name="ch3"/>
        <chart:plot-area chart:style-name="ch4" table:cell-range-address="results.A8:results.C13" chart:data-source-has-labels="both" svg:x="0.346cm" svg:y="1.303cm" svg:width="14.124cm" svg:height="8.252cm">
          <chart:coordinate-region svg:x="1.338cm" svg:y="1.502cm" svg:width="13.132cm" svg:height="7.406cm"/>
          <chart:axis chart:dimension="x" chart:name="primary-x" chart:style-name="ch5" chartooo:axis-type="auto">
            <chartooo:date-scale/>
            <chart:categories table:cell-range-address="results.B8:results.C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9:results.C9" chart:label-cell-address="results.A9:results.A9" chart:class="chart:bar">
            <chart:data-point chart:repeated="2"/>
          </chart:series>
          <chart:series chart:style-name="ch9" chart:values-cell-range-address="results.B10:results.C10" chart:label-cell-address="results.A10:results.A10" chart:class="chart:bar">
            <chart:data-point chart:repeated="2"/>
          </chart:series>
          <chart:series chart:style-name="ch10" chart:values-cell-range-address="results.B11:results.C11" chart:label-cell-address="results.A11:results.A11" chart:class="chart:bar">
            <chart:data-point chart:repeated="2"/>
          </chart:series>
          <chart:series chart:style-name="ch11" chart:values-cell-range-address="results.B12:results.C12" chart:label-cell-address="results.A12:results.A12" chart:class="chart:bar">
            <chart:data-point chart:repeated="2"/>
          </chart:series>
          <chart:series chart:style-name="ch12" chart:values-cell-range-address="results.B13:results.C13" chart:label-cell-address="results.A13:results.A13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</text:p>
                <draw:g>
                  <svg:desc>results.B8:results.C8</svg:desc>
                </draw:g>
              </table:table-cell>
              <table:table-cell office:value-type="string">
                <text:p> query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9:results.A9</svg:desc>
                </draw:g>
              </table:table-cell>
              <table:table-cell office:value-type="float" office:value="729">
                <text:p>729</text:p>
                <draw:g>
                  <svg:desc>results.B9:results.C9</svg:desc>
                </draw:g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mattn      </text:p>
                <draw:g>
                  <svg:desc>results.A10:results.A10</svg:desc>
                </draw:g>
              </table:table-cell>
              <table:table-cell office:value-type="float" office:value="911">
                <text:p>911</text:p>
                <draw:g>
                  <svg:desc>results.B10:results.C10</svg:desc>
                </draw:g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modernc    </text:p>
                <draw:g>
                  <svg:desc>results.A11:results.A11</svg:desc>
                </draw:g>
              </table:table-cell>
              <table:table-cell office:value-type="float" office:value="3211">
                <text:p>3211</text:p>
                <draw:g>
                  <svg:desc>results.B11:results.C11</svg:desc>
                </draw:g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sqinn      </text:p>
                <draw:g>
                  <svg:desc>results.A12:results.A12</svg:desc>
                </draw:g>
              </table:table-cell>
              <table:table-cell office:value-type="float" office:value="574">
                <text:p>574</text:p>
                <draw:g>
                  <svg:desc>results.B12:results.C12</svg:desc>
                </draw:g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zombie</text:p>
                <draw:g>
                  <svg:desc>results.A13:results.A13</svg:desc>
                </draw:g>
              </table:table-cell>
              <table:table-cell office:value-type="float" office:value="1400">
                <text:p>1400</text:p>
                <draw:g>
                  <svg:desc>results.B13:results.C13</svg:desc>
                </draw:g>
              </table:table-cell>
              <table:table-cell office:value-type="float" office:value="507">
                <text:p>5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19cm" svg:height="9.723cm" xlink:href=".." xlink:type="simple" chart:class="chart:bar" chart:style-name="ch1">
        <chart:title svg:x="7.633cm" svg:y="0.33cm" chart:style-name="ch2">
          <text:p>Many</text:p>
        </chart:title>
        <chart:legend chart:legend-position="end" svg:x="14.018cm" svg:y="3.566cm" style:legend-expansion="high" chart:style-name="ch3"/>
        <chart:plot-area chart:style-name="ch4" table:cell-range-address="results.A15:results.D20" chart:data-source-has-labels="both" svg:x="0.33cm" svg:y="1.303cm" svg:width="13.358cm" svg:height="8.226cm">
          <chart:coordinate-region svg:x="1.322cm" svg:y="1.502cm" svg:width="12.366cm" svg:height="7.38cm"/>
          <chart:axis chart:dimension="x" chart:name="primary-x" chart:style-name="ch5" chartooo:axis-type="auto">
            <chartooo:date-scale/>
            <chart:categories table:cell-range-address="results.B15:results.D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16:results.D16" chart:label-cell-address="results.A16:results.A16" chart:class="chart:bar">
            <chart:data-point chart:repeated="3"/>
          </chart:series>
          <chart:series chart:style-name="ch9" chart:values-cell-range-address="results.B17:results.D17" chart:label-cell-address="results.A17:results.A17" chart:class="chart:bar">
            <chart:data-point chart:repeated="3"/>
          </chart:series>
          <chart:series chart:style-name="ch10" chart:values-cell-range-address="results.B18:results.D18" chart:label-cell-address="results.A18:results.A18" chart:class="chart:bar">
            <chart:data-point chart:repeated="3"/>
          </chart:series>
          <chart:series chart:style-name="ch11" chart:values-cell-range-address="results.B19:results.D19" chart:label-cell-address="results.A19:results.A19" chart:class="chart:bar">
            <chart:data-point chart:repeated="3"/>
          </chart:series>
          <chart:series chart:style-name="ch12" chart:values-cell-range-address="results.B20:results.D20" chart:label-cell-address="results.A20:results.A20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10</text:p>
                <draw:g>
                  <svg:desc>results.B15:results.D15</svg:desc>
                </draw:g>
              </table:table-cell>
              <table:table-cell office:value-type="string">
                <text:p> query/N=100</text:p>
              </table:table-cell>
              <table:table-cell office:value-type="string">
                <text:p> query/N=1000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16:results.A16</svg:desc>
                </draw:g>
              </table:table-cell>
              <table:table-cell office:value-type="float" office:value="14">
                <text:p>14</text:p>
                <draw:g>
                  <svg:desc>results.B16:results.D16</svg:desc>
                </draw:g>
              </table:table-cell>
              <table:table-cell office:value-type="float" office:value="65">
                <text:p>6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mattn      </text:p>
                <draw:g>
                  <svg:desc>results.A17:results.A17</svg:desc>
                </draw:g>
              </table:table-cell>
              <table:table-cell office:value-type="float" office:value="30">
                <text:p>30</text:p>
                <draw:g>
                  <svg:desc>results.B17:results.D17</svg:desc>
                </draw:g>
              </table:table-cell>
              <table:table-cell office:value-type="float" office:value="130">
                <text:p>130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modernc    </text:p>
                <draw:g>
                  <svg:desc>results.A18:results.A18</svg:desc>
                </draw:g>
              </table:table-cell>
              <table:table-cell office:value-type="float" office:value="35">
                <text:p>35</text:p>
                <draw:g>
                  <svg:desc>results.B18:results.D18</svg:desc>
                </draw:g>
              </table:table-cell>
              <table:table-cell office:value-type="float" office:value="135">
                <text:p>135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sqinn      </text:p>
                <draw:g>
                  <svg:desc>results.A19:results.A19</svg:desc>
                </draw:g>
              </table:table-cell>
              <table:table-cell office:value-type="float" office:value="25">
                <text:p>25</text:p>
                <draw:g>
                  <svg:desc>results.B19:results.D19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zombie</text:p>
                <draw:g>
                  <svg:desc>results.A20:results.A20</svg:desc>
                </draw:g>
              </table:table-cell>
              <table:table-cell office:value-type="float" office:value="17">
                <text:p>17</text:p>
                <draw:g>
                  <svg:desc>results.B20:results.D20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225">
                <text:p>2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7.359cm" svg:y="0.316cm" chart:style-name="ch2">
          <text:p>Large</text:p>
        </chart:title>
        <chart:legend chart:legend-position="end" svg:x="13.495cm" svg:y="3.208cm" style:legend-expansion="high" chart:style-name="ch3"/>
        <chart:plot-area chart:style-name="ch4" table:cell-range-address="results.A22:results.D27" chart:data-source-has-labels="both" svg:x="0.319cm" svg:y="1.275cm" svg:width="12.857cm" svg:height="7.551cm">
          <chart:coordinate-region svg:x="1.311cm" svg:y="1.474cm" svg:width="11.865cm" svg:height="6.705cm"/>
          <chart:axis chart:dimension="x" chart:name="primary-x" chart:style-name="ch5" chartooo:axis-type="auto">
            <chartooo:date-scale/>
            <chart:categories table:cell-range-address="results.B22:results.D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3:results.D23" chart:label-cell-address="results.A23:results.A23" chart:class="chart:bar">
            <chart:data-point chart:repeated="3"/>
          </chart:series>
          <chart:series chart:style-name="ch9" chart:values-cell-range-address="results.B24:results.D24" chart:label-cell-address="results.A24:results.A24" chart:class="chart:bar">
            <chart:data-point chart:repeated="3"/>
          </chart:series>
          <chart:series chart:style-name="ch10" chart:values-cell-range-address="results.B25:results.D25" chart:label-cell-address="results.A25:results.A25" chart:class="chart:bar">
            <chart:data-point chart:repeated="3"/>
          </chart:series>
          <chart:series chart:style-name="ch11" chart:values-cell-range-address="results.B26:results.D26" chart:label-cell-address="results.A26:results.A26" chart:class="chart:bar">
            <chart:data-point chart:repeated="3"/>
          </chart:series>
          <chart:series chart:style-name="ch12" chart:values-cell-range-address="results.B27:results.D27" chart:label-cell-address="results.A27:results.A2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50000</text:p>
                <draw:g>
                  <svg:desc>results.B22:results.D22</svg:desc>
                </draw:g>
              </table:table-cell>
              <table:table-cell office:value-type="string">
                <text:p> query/N=100000</text:p>
              </table:table-cell>
              <table:table-cell office:value-type="string">
                <text:p> query/N=200000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23:results.A23</svg:desc>
                </draw:g>
              </table:table-cell>
              <table:table-cell office:value-type="float" office:value="197">
                <text:p>197</text:p>
                <draw:g>
                  <svg:desc>results.B23:results.D23</svg:desc>
                </draw:g>
              </table:table-cell>
              <table:table-cell office:value-type="float" office:value="346">
                <text:p>346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mattn      </text:p>
                <draw:g>
                  <svg:desc>results.A24:results.A24</svg:desc>
                </draw:g>
              </table:table-cell>
              <table:table-cell office:value-type="float" office:value="168">
                <text:p>168</text:p>
                <draw:g>
                  <svg:desc>results.B24:results.D24</svg:desc>
                </draw:g>
              </table:table-cell>
              <table:table-cell office:value-type="float" office:value="290">
                <text:p>29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modernc    </text:p>
                <draw:g>
                  <svg:desc>results.A25:results.A25</svg:desc>
                </draw:g>
              </table:table-cell>
              <table:table-cell office:value-type="float" office:value="276">
                <text:p>276</text:p>
                <draw:g>
                  <svg:desc>results.B25:results.D25</svg:desc>
                </draw:g>
              </table:table-cell>
              <table:table-cell office:value-type="float" office:value="514">
                <text:p>514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sqinn      </text:p>
                <draw:g>
                  <svg:desc>results.A26:results.A26</svg:desc>
                </draw:g>
              </table:table-cell>
              <table:table-cell office:value-type="float" office:value="519">
                <text:p>519</text:p>
                <draw:g>
                  <svg:desc>results.B26:results.D26</svg:desc>
                </draw:g>
              </table:table-cell>
              <table:table-cell office:value-type="float" office:value="1085">
                <text:p>1085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zombie</text:p>
                <draw:g>
                  <svg:desc>results.A27:results.A27</svg:desc>
                </draw:g>
              </table:table-cell>
              <table:table-cell office:value-type="float" office:value="552">
                <text:p>552</text:p>
                <draw:g>
                  <svg:desc>results.B27:results.D27</svg:desc>
                </draw:g>
              </table:table-cell>
              <table:table-cell office:value-type="float" office:value="1071">
                <text:p>1071</text:p>
              </table:table-cell>
              <table:table-cell office:value-type="float" office:value="2198">
                <text:p>21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6.817cm" svg:y="0.316cm" chart:style-name="ch2">
          <text:p>Concurrent</text:p>
        </chart:title>
        <chart:legend chart:legend-position="end" svg:x="13.495cm" svg:y="3.208cm" style:legend-expansion="high" chart:style-name="ch3"/>
        <chart:plot-area chart:style-name="ch4" table:cell-range-address="results.A29:results.D34" chart:data-source-has-labels="both" svg:x="0.319cm" svg:y="1.275cm" svg:width="12.857cm" svg:height="7.551cm">
          <chart:coordinate-region svg:x="1.496cm" svg:y="1.474cm" svg:width="11.68cm" svg:height="6.705cm"/>
          <chart:axis chart:dimension="x" chart:name="primary-x" chart:style-name="ch5" chartooo:axis-type="auto">
            <chartooo:date-scale/>
            <chart:categories table:cell-range-address="results.B29:results.D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30:results.D30" chart:label-cell-address="results.A30:results.A30" chart:class="chart:bar">
            <chart:data-point chart:repeated="3"/>
          </chart:series>
          <chart:series chart:style-name="ch9" chart:values-cell-range-address="results.B31:results.D31" chart:label-cell-address="results.A31:results.A31" chart:class="chart:bar">
            <chart:data-point chart:repeated="3"/>
          </chart:series>
          <chart:series chart:style-name="ch10" chart:values-cell-range-address="results.B32:results.D32" chart:label-cell-address="results.A32:results.A32" chart:class="chart:bar">
            <chart:data-point chart:repeated="3"/>
          </chart:series>
          <chart:series chart:style-name="ch11" chart:values-cell-range-address="results.B33:results.D33" chart:label-cell-address="results.A33:results.A33" chart:class="chart:bar">
            <chart:data-point chart:repeated="3"/>
          </chart:series>
          <chart:series chart:style-name="ch12" chart:values-cell-range-address="results.B34:results.D34" chart:label-cell-address="results.A34:results.A3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2</text:p>
                <draw:g>
                  <svg:desc>results.B29:results.D29</svg:desc>
                </draw:g>
              </table:table-cell>
              <table:table-cell office:value-type="string">
                <text:p> query/N=4</text:p>
              </table:table-cell>
              <table:table-cell office:value-type="string">
                <text:p> query/N=8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30:results.A30</svg:desc>
                </draw:g>
              </table:table-cell>
              <table:table-cell office:value-type="float" office:value="692">
                <text:p>692</text:p>
                <draw:g>
                  <svg:desc>results.B30:results.D30</svg:desc>
                </draw:g>
              </table:table-cell>
              <table:table-cell office:value-type="float" office:value="1100">
                <text:p>1100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mattn      </text:p>
                <draw:g>
                  <svg:desc>results.A31:results.A31</svg:desc>
                </draw:g>
              </table:table-cell>
              <table:table-cell office:value-type="float" office:value="1516">
                <text:p>1516</text:p>
                <draw:g>
                  <svg:desc>results.B31:results.D31</svg:desc>
                </draw:g>
              </table:table-cell>
              <table:table-cell office:value-type="float" office:value="1840">
                <text:p>1840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modernc    </text:p>
                <draw:g>
                  <svg:desc>results.A32:results.A32</svg:desc>
                </draw:g>
              </table:table-cell>
              <table:table-cell office:value-type="float" office:value="2889">
                <text:p>2889</text:p>
                <draw:g>
                  <svg:desc>results.B32:results.D32</svg:desc>
                </draw:g>
              </table:table-cell>
              <table:table-cell office:value-type="float" office:value="7144">
                <text:p>7144</text:p>
              </table:table-cell>
              <table:table-cell office:value-type="float" office:value="18674">
                <text:p>18674</text:p>
              </table:table-cell>
            </table:table-row>
            <table:table-row>
              <table:table-cell office:value-type="string">
                <text:p>sqinn      </text:p>
                <draw:g>
                  <svg:desc>results.A33:results.A33</svg:desc>
                </draw:g>
              </table:table-cell>
              <table:table-cell office:value-type="float" office:value="854">
                <text:p>854</text:p>
                <draw:g>
                  <svg:desc>results.B33:results.D33</svg:desc>
                </draw:g>
              </table:table-cell>
              <table:table-cell office:value-type="float" office:value="1411">
                <text:p>1411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zombie</text:p>
                <draw:g>
                  <svg:desc>results.A34:results.A34</svg:desc>
                </draw:g>
              </table:table-cell>
              <table:table-cell office:value-type="float" office:value="367">
                <text:p>367</text:p>
                <draw:g>
                  <svg:desc>results.B34:results.D34</svg:desc>
                </draw:g>
              </table:table-cell>
              <table:table-cell office:value-type="float" office:value="646">
                <text:p>646</text:p>
              </table:table-cell>
              <table:table-cell office:value-type="float" office:value="1140">
                <text:p>11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